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tyle="italic" style:font-style-asian="italic" style:font-style-complex="italic"/>
    </style:style>
    <style:style style:name="P5" style:family="paragraph" style:parent-style-name="Standard">
      <style:text-properties fo:color="#000000" style:font-name="Liberation Serif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shua M. Grant</text:p>
      <text:p text:style-name="P4">51 Mount Dennis Drive</text:p>
      <text:p text:style-name="P4">Toronto Ontario, M6M 5H5</text:p>
      <text:p text:style-name="P3"><text:span text:style-name="T1">Home Phone: (647) 341-0926; Cell: (647) 240-0961</text:span></text:p>
      <text:p text:style-name="P3"><text:span text:style-name="T1">Email: joshua.m.grant@gmail.com</text:span></text:p>
      <text:p text:style-name="P2"/>
      <text:p text:style-name="P2"/>
      <text:p text:style-name="P2"/>
      <text:p text:style-name="P2"/>
      <text:p text:style-name="P1">Interfaceware Incorporated</text:p>
      <text:p text:style-name="P5">672 Dupont Street #204<text:line-break/>Toronto Ontario </text:p>
      <text:p text:style-name="P5">M2M 4H5</text:p>
      <text:p text:style-name="P1"/>
      <text:p text:style-name="P1">To Interfaceware Inc., </text:p>
      <text:p text:style-name="P1"/>
      <text:p text:style-name="P1">With a background in technical problem solving and as an individual with a collected but confident personality, I would like to apply for the position of <text:span text:style-name="T3">C++ Developer</text:span><text:span text:style-name="T2"> </text:span><text:span text:style-name="T4">with Interfaceware. My particular blend of talents, from mathematical aptitude to a fast, flexible learner and team member, make me a strong candidate for this position. I feel I would be an asset in this position to your coding team. </text:span></text:p>
      <text:p text:style-name="P1"><text:span text:style-name="T4"/></text:p>
      <text:p text:style-name="P1"><text:span text:style-name="T4">Recently completing my Master's degree in Applied Mathematics has given me a flavour of solving scientific and technical challenges. It also provided me with experience in approaching problems from multiple angles. After these positive experiences, I wanted to find a career in the non-academic world that has similar creative opportunities in technical problem solving. I am currently employed with a small biotechnology company that undertakes scientific research and commercial development in 3D brain imaging. Being in this environment has shown me several aspects of how a technology-based company operates. It also has sparked my interest in software development in professional settings. </text:span></text:p>
      <text:p text:style-name="P1"><text:span text:style-name="T4"/></text:p>
      <text:p text:style-name="P1"><text:span text:style-name="T4">In the past, I have undertaken projects in scientific coding such as Monte Carlo simulation and statistical programming, mostly in C/C++, Perl and Matlab. I feel I would be a good fit for working with your team on these projects by bringing many talents to the table. Not only am I a motivated individual with a strong sense of initiative, but I also have the programming skills and aptitude to learn new languages and protocols. </text:span></text:p>
      <text:p text:style-name="P1"><text:span text:style-name="T4"/></text:p>
      <text:p text:style-name="P1"><text:span text:style-name="T4">Included with this cover letter is my resume for your perusal. </text:span>Thank you for your consideration.</text:p>
      <text:p text:style-name="P1"/>
      <text:p text:style-name="P1">Sincerely, </text:p>
      <text:p text:style-name="P1"/>
      <text:p text:style-name="P1"/>
      <text:p text:style-name="P1">Joshua G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Verdana" fo:font-size="9pt" style:letter-kerning="true" style:font-name-asian="Arial Unicode MS" style:font-size-asian="9pt" style:font-name-complex="Arial Unicode MS" style:font-size-complex="9pt" fo:hyphenate="tru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Joshua Grant</dc:title>
    <meta:initial-creator>Joshua Grant</meta:initial-creator>
    <meta:creation-date>2009-04-07T22:26:00</meta:creation-date>
    <dc:creator>Josh Grant</dc:creator>
    <dc:date>2010-02-15T20:38:09</dc:date>
    <meta:editing-cycles>61</meta:editing-cycles>
    <meta:editing-duration>PT06H40M05S</meta:editing-duration>
    <meta:document-statistic meta:table-count="0" meta:image-count="0" meta:object-count="0" meta:page-count="1" meta:paragraph-count="15" meta:word-count="296" meta:character-count="1881"/>
    <meta:user-defined meta:name="Info 1"/>
    <meta:user-defined meta:name="Info 2"/>
    <meta:user-defined meta:name="Info 3"/>
    <meta:user-defined meta:name="Info 4"/>
  </office:meta>
</office:document-meta>
</file>